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style:paragraph-properties fo:margin-left="13.12cm" fo:margin-right="0cm" fo:line-height="115%" fo:text-align="start" style:justify-single-word="false" fo:text-indent="0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3" style:family="paragraph" style:parent-style-name="Standard">
      <style:paragraph-properties fo:margin-left="13.12cm" fo:margin-right="0cm" fo:line-height="115%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4" style:family="paragraph" style:parent-style-name="Standard">
      <style:paragraph-properties fo:margin-left="13.12cm" fo:margin-right="0cm" fo:line-height="115%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27b455"/>
    </style:style>
    <style:style style:name="P4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4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30fdc"/>
    </style:style>
    <style:style style:name="P4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a2b0"/>
    </style:style>
    <style:style style:name="P4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d6c5"/>
    </style:style>
    <style:style style:name="P4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66f764"/>
    </style:style>
    <style:style style:name="P50" style:family="paragraph" style:parent-style-name="Standard">
      <style:paragraph-properties fo:margin-left="1.981cm" fo:margin-right="0cm" fo:line-height="115%" fo:text-indent="-1.983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52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53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54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55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6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5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002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9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ab530"/>
    </style:style>
    <style:style style:name="P60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24f1"/>
    </style:style>
    <style:style style:name="P61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be27"/>
    </style:style>
    <style:style style:name="P62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974e6"/>
    </style:style>
    <style:style style:name="P63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aac87"/>
    </style:style>
    <style:style style:name="P64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c606a7" officeooo:paragraph-rsid="00d642f9"/>
    </style:style>
    <style:style style:name="P65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db5faf" officeooo:paragraph-rsid="00de6712" fo:background-color="transparent"/>
    </style:style>
    <style:style style:name="P6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3a0b3"/>
    </style:style>
    <style:style style:name="P6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5863"/>
    </style:style>
    <style:style style:name="P6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69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3a1ca5" officeooo:paragraph-rsid="013a1ca5"/>
    </style:style>
    <style:style style:name="P70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71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2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73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3e39cc"/>
    </style:style>
    <style:style style:name="P74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5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6f76c" officeooo:paragraph-rsid="013c0c84"/>
    </style:style>
    <style:style style:name="P76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7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8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4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5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074a7" fo:background-color="transparent"/>
    </style:style>
    <style:style style:name="P87" style:family="paragraph" style:parent-style-name="Standard" style:master-page-name="">
      <style:paragraph-properties fo:margin-left="3.014cm" fo:margin-right="0cm" fo:line-height="115%" fo:text-indent="-3.014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margin-left="2.986cm" fo:margin-right="0cm" fo:line-height="115%" fo:text-indent="-2.986cm" style:auto-text-indent="false">
        <style:tab-stops>
          <style:tab-stop style:position="0.95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9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6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8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100" style:family="paragraph" style:parent-style-name="Standard" style:master-page-name="">
      <style:paragraph-properties fo:margin-left="0.635cm" fo:margin-right="0cm" fo:line-height="115%" fo:text-indent="-0.635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101" style:family="paragraph" style:parent-style-name="Horizontal_20_Line">
      <style:paragraph-properties fo:line-height="115%"/>
    </style:style>
    <style:style style:name="P102" style:family="paragraph" style:parent-style-name="Horizontal_20_Line">
      <style:paragraph-properties fo:line-height="115%"/>
      <style:text-properties officeooo:paragraph-rsid="00410ddf"/>
    </style:style>
    <style:style style:name="P103" style:family="paragraph" style:parent-style-name="Horizontal_20_Line">
      <style:paragraph-properties fo:line-height="115%"/>
      <style:text-properties officeooo:paragraph-rsid="0066f764"/>
    </style:style>
    <style:style style:name="P104" style:family="paragraph" style:parent-style-name="Horizontal_20_Line">
      <style:paragraph-properties fo:line-height="115%"/>
      <style:text-properties officeooo:paragraph-rsid="0117d0be"/>
    </style:style>
    <style:style style:name="P105" style:family="paragraph" style:parent-style-name="Horizontal_20_Line">
      <style:paragraph-properties fo:line-height="115%"/>
      <style:text-properties officeooo:paragraph-rsid="0094a730"/>
    </style:style>
    <style:style style:name="P106" style:family="paragraph" style:parent-style-name="Horizontal_20_Line">
      <style:paragraph-properties fo:line-height="115%"/>
      <style:text-properties officeooo:paragraph-rsid="01330fdc"/>
    </style:style>
    <style:style style:name="P107" style:family="paragraph" style:parent-style-name="Standard" style:master-page-name="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40feac" officeooo:paragraph-rsid="0140feac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7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2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3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68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69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70" style:family="text">
      <style:text-properties fo:color="#000000" fo:font-size="12pt" fo:font-style="normal" fo:font-weight="bold" style:font-size-asian="12pt" style:font-style-asian="normal" style:font-weight-asian="bold"/>
    </style:style>
    <style:style style:name="T71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2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3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style:font-name="Times New Roman" fo:font-size="12pt" fo:font-weight="normal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3" style:family="text">
      <style:text-properties fo:color="#000000" style:font-name="Times New Roman" fo:font-size="12pt" fo:font-weight="bold" style:font-size-asian="12pt" style:font-weight-asian="bold"/>
    </style:style>
    <style:style style:name="T84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5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6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8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9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90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1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8" style:family="text">
      <style:text-properties fo:color="#000000" style:font-name="Times New Roman" fo:font-size="12pt" fo:font-style="normal" fo:font-weight="bold" fo:background-color="transparent" loext:char-shading-value="0" style:font-size-asian="12pt" style:font-style-asian="normal" style:font-weight-asian="bold" style:font-weight-complex="bold"/>
    </style:style>
    <style:style style:name="T99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100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101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102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103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104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05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officeooo:rsid="001bf53f"/>
    </style:style>
    <style:style style:name="T109" style:family="text">
      <style:text-properties fo:font-style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1bf53f" style:font-style-asian="italic" style:font-style-complex="italic"/>
    </style:style>
    <style:style style:name="T112" style:family="text">
      <style:text-properties fo:font-style="italic" officeooo:rsid="00b673e6" style:font-style-asian="italic" style:font-style-complex="italic"/>
    </style:style>
    <style:style style:name="T113" style:family="text">
      <style:text-properties fo:font-style="italic" officeooo:rsid="00510d3b" style:font-style-asian="italic" style:font-style-complex="italic" style:font-weight-complex="normal"/>
    </style:style>
    <style:style style:name="T114" style:family="text">
      <style:text-properties style:font-style-complex="normal"/>
    </style:style>
    <style:style style:name="T115" style:family="text">
      <style:text-properties officeooo:rsid="001bf53f" style:font-style-complex="normal"/>
    </style:style>
    <style:style style:name="T116" style:family="text">
      <style:text-properties officeooo:rsid="00510d3b" style:font-style-complex="normal"/>
    </style:style>
    <style:style style:name="T117" style:family="text">
      <style:text-properties officeooo:rsid="00510d3b" style:font-style-complex="normal" style:font-weight-complex="normal"/>
    </style:style>
    <style:style style:name="T118" style:family="text">
      <style:text-properties officeooo:rsid="01195898" style:font-style-complex="normal"/>
    </style:style>
    <style:style style:name="T119" style:family="text">
      <style:text-properties officeooo:rsid="011b6baa" style:font-style-complex="normal"/>
    </style:style>
    <style:style style:name="T120" style:family="text">
      <style:text-properties officeooo:rsid="01330fdc" style:font-style-complex="normal"/>
    </style:style>
    <style:style style:name="T121" style:family="text">
      <style:text-properties officeooo:rsid="013b48fd" style:font-style-complex="normal"/>
    </style:style>
    <style:style style:name="T122" style:family="text">
      <style:text-properties officeooo:rsid="002e88a6"/>
    </style:style>
    <style:style style:name="T123" style:family="text">
      <style:text-properties style:text-position="super 58%" officeooo:rsid="002e88a6"/>
    </style:style>
    <style:style style:name="T124" style:family="text">
      <style:text-properties style:text-position="super 58%" officeooo:rsid="00de6712" fo:background-color="transparent" loext:char-shading-value="0" style:font-weight-complex="normal"/>
    </style:style>
    <style:style style:name="T125" style:family="text">
      <style:text-properties officeooo:rsid="0058d7e8"/>
    </style:style>
    <style:style style:name="T126" style:family="text">
      <style:text-properties officeooo:rsid="00642082"/>
    </style:style>
    <style:style style:name="T127" style:family="text">
      <style:text-properties style:font-name="Menlo" fo:font-size="10pt" officeooo:rsid="007a5e78" style:font-size-asian="10pt" style:font-size-complex="10pt" style:font-weight-complex="normal"/>
    </style:style>
    <style:style style:name="T128" style:family="text">
      <style:text-properties style:font-name="Menlo" fo:font-size="10pt" officeooo:rsid="01330fdc" style:font-size-asian="10pt" style:font-size-complex="10pt" style:font-weight-complex="normal"/>
    </style:style>
    <style:style style:name="T129" style:family="text">
      <style:text-properties fo:font-style="normal" officeooo:rsid="003f617d" style:font-style-asian="normal" style:font-weight-complex="normal"/>
    </style:style>
    <style:style style:name="T130" style:family="text">
      <style:text-properties fo:font-style="normal" officeooo:rsid="002ad46c" style:font-style-asian="normal" style:font-weight-complex="normal"/>
    </style:style>
    <style:style style:name="T131" style:family="text">
      <style:text-properties fo:font-style="normal" officeooo:rsid="011dd703" style:font-style-asian="normal" style:font-weight-complex="normal"/>
    </style:style>
    <style:style style:name="T132" style:family="text">
      <style:text-properties fo:font-style="normal" officeooo:rsid="00b673e6" style:font-style-asian="normal" style:font-style-complex="normal"/>
    </style:style>
    <style:style style:name="T133" style:family="text">
      <style:text-properties officeooo:rsid="007caea3"/>
    </style:style>
    <style:style style:name="T134" style:family="text">
      <style:text-properties officeooo:rsid="008c8da6"/>
    </style:style>
    <style:style style:name="T135" style:family="text">
      <style:text-properties officeooo:rsid="0091b4ae"/>
    </style:style>
    <style:style style:name="T136" style:family="text">
      <style:text-properties officeooo:rsid="002ad46c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a5541d" style:font-weight-asian="bold" style:font-weight-complex="bold"/>
    </style:style>
    <style:style style:name="T139" style:family="text">
      <style:text-properties officeooo:rsid="00a5541d"/>
    </style:style>
    <style:style style:name="T140" style:family="text">
      <style:text-properties officeooo:rsid="00a5d790"/>
    </style:style>
    <style:style style:name="T141" style:family="text">
      <style:text-properties officeooo:rsid="00b0c6f6"/>
    </style:style>
    <style:style style:name="T142" style:family="text">
      <style:text-properties officeooo:rsid="00b673e6"/>
    </style:style>
    <style:style style:name="T143" style:family="text">
      <style:text-properties officeooo:rsid="00be1ec8"/>
    </style:style>
    <style:style style:name="T144" style:family="text">
      <style:text-properties officeooo:rsid="00c42b3d"/>
    </style:style>
    <style:style style:name="T145" style:family="text">
      <style:text-properties officeooo:rsid="00dfb033"/>
    </style:style>
    <style:style style:name="T146" style:family="text">
      <style:text-properties officeooo:rsid="00dc4e4c" fo:background-color="transparent" loext:char-shading-value="0" style:font-weight-complex="normal"/>
    </style:style>
    <style:style style:name="T147" style:family="text">
      <style:text-properties officeooo:rsid="0116c2d1" fo:background-color="transparent" loext:char-shading-value="0" style:font-weight-complex="normal"/>
    </style:style>
    <style:style style:name="T148" style:family="text">
      <style:text-properties officeooo:rsid="006374da" fo:background-color="transparent" loext:char-shading-value="0"/>
    </style:style>
    <style:style style:name="T149" style:family="text">
      <style:text-properties officeooo:rsid="01330fdc" fo:background-color="transparent" loext:char-shading-value="0"/>
    </style:style>
    <style:style style:name="T150" style:family="text">
      <style:text-properties officeooo:rsid="00e5f8e5"/>
    </style:style>
    <style:style style:name="T151" style:family="text">
      <style:text-properties officeooo:rsid="00b7c47e"/>
    </style:style>
    <style:style style:name="T152" style:family="text">
      <style:text-properties officeooo:rsid="00e6be7a"/>
    </style:style>
    <style:style style:name="T153" style:family="text">
      <style:text-properties officeooo:rsid="00f074a7"/>
    </style:style>
    <style:style style:name="T154" style:family="text">
      <style:text-properties officeooo:rsid="0101dc2e"/>
    </style:style>
    <style:style style:name="T155" style:family="text">
      <style:text-properties officeooo:rsid="010ef239"/>
    </style:style>
    <style:style style:name="T156" style:family="text">
      <style:text-properties officeooo:rsid="011e903b"/>
    </style:style>
    <style:style style:name="T157" style:family="text">
      <style:text-properties officeooo:rsid="01327e8d"/>
    </style:style>
    <style:style style:name="T158" style:family="text">
      <style:text-properties officeooo:rsid="01330fdc"/>
    </style:style>
    <style:style style:name="T159" style:family="text">
      <style:text-properties officeooo:rsid="01343cd8"/>
    </style:style>
    <style:style style:name="T160" style:family="text">
      <style:text-properties officeooo:rsid="0134a2b0"/>
    </style:style>
    <style:style style:name="T161" style:family="text">
      <style:text-properties officeooo:rsid="0135217c"/>
    </style:style>
    <style:style style:name="T162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offrey Brookshire</text:p>
      <text:p text:style-name="P3"><text:span text:style-name="T128">g.</text:span><text:span text:style-name="T127">brookshire@</text:span><text:span text:style-name="T128">bham.ac.uk</text:span></text:p>
      <text:p text:style-name="P4"><text:span text:style-name="T148">School of Psychology<text:line-break/>University of Birmingham<text:line-break/>Edgbaston<text:line-break/>Birmingham<text:line-break/>B15 2TT<text:line-break/>U</text:span><text:span text:style-name="T149">nited Kingdom</text:span></text:p>
      <text:p text:style-name="P8">Current position</text:p>
      <text:p text:style-name="P106"/>
      <text:p text:style-name="P46"><text:span text:style-name="T80">2018–Present<text:tab/></text:span><text:span text:style-name="T81">Postdoctoral Research Fellow</text:span></text:p>
      <text:p text:style-name="P34"><text:tab/><text:tab/><text:tab/>University of <text:span text:style-name="T158">Birmingham</text:span></text:p>
      <text:p text:style-name="P32"><text:tab/><text:tab/><text:tab/>PI: Ole Jensen</text:p>
      <text:p text:style-name="P33"/>
      <text:p text:style-name="P7">Education</text:p>
      <text:p text:style-name="P101"/>
      <text:p text:style-name="P47"><text:span text:style-name="T80">2018<text:tab/></text:span><text:span text:style-name="T79"><text:tab/></text:span><text:span text:style-name="T78"><text:tab/>Ph.D. in </text:span><text:span text:style-name="T81">P</text:span><text:span text:style-name="T78">sychology - </text:span><text:span text:style-name="T81">I</text:span><text:span text:style-name="T78">ntegrative </text:span><text:span text:style-name="T81">N</text:span><text:span text:style-name="T78">euroscience </text:span></text:p>
      <text:p text:style-name="P34"><text:tab/><text:tab/><text:tab/>University of Chicago</text:p>
      <text:p text:style-name="P32"><text:span text:style-name="T159"><text:tab/><text:tab/><text:tab/>PI</text:span><text:span text:style-name="T78">: Daniel Casasant</text:span><text:span text:style-name="T160">o</text:span></text:p>
      <text:p text:style-name="P30"/>
      <text:p text:style-name="P30"><text:span text:style-name="T160">2017-18</text:span><text:tab/><text:tab/><text:span text:style-name="T160">Visiting student at </text:span>Cornell University</text:p>
      <text:p text:style-name="P36"/>
      <text:p text:style-name="P47"><text:span text:style-name="T77">2013</text:span><text:span text:style-name="T84"><text:tab/><text:tab/><text:tab/></text:span><text:span text:style-name="T77">M.A. in </text:span><text:span text:style-name="T81">E</text:span><text:span text:style-name="T77">xperimental </text:span><text:span text:style-name="T81">P</text:span><text:span text:style-name="T77">sychology</text:span></text:p>
      <text:p text:style-name="P47"><text:span text:style-name="T77"><text:tab/><text:tab/><text:tab/></text:span><text:span text:style-name="T76">The New School for Social Research</text:span></text:p>
      <text:p text:style-name="P31"><text:tab/><text:tab/><text:tab/><text:span text:style-name="T161">PI</text:span>: Daniel Casasanto</text:p>
      <text:p text:style-name="P20"/>
      <text:p text:style-name="P48"><text:span text:style-name="T76">2009</text:span><text:span text:style-name="T83"><text:tab/></text:span><text:span text:style-name="T76"><text:tab/><text:tab/>B.A. with honors in </text:span><text:span text:style-name="T82">P</text:span><text:span text:style-name="T76">sychology</text:span></text:p>
      <text:p text:style-name="P20"><text:tab/><text:tab/><text:tab/>University of California – Berkeley</text:p>
      <text:p text:style-name="P16"><text:tab/><text:tab/><text:tab/><text:span text:style-name="T159">PI: Rich Ivry</text:span></text:p>
      <text:p text:style-name="P16"/>
      <text:p text:style-name="P5">Awards</text:p>
      <text:p text:style-name="P102"/>
      <text:p text:style-name="P29">2016<text:tab/><text:tab/><text:tab/>William Orr Dingwall Foundation Neurolinguistics Fellowship</text:p>
      <text:p text:style-name="P28">2016<text:tab/><text:tab/><text:tab/>Center for Gesture, Sign and Language Research Grant</text:p>
      <text:p text:style-name="P21">2014<text:tab/><text:tab/><text:tab/>Arts, Science, &amp; Culture Graduate Collaboration Grant</text:p>
      <text:p text:style-name="P22">2013<text:tab/><text:tab/><text:tab/>Norman H. Anderson Research Fund</text:p>
      <text:p text:style-name="P23">2013<text:tab/><text:tab/><text:tab/><text:span text:style-name="T133">New School for Social Research</text:span> Outstanding M.A. Graduate award</text:p>
      <text:p text:style-name="P24">2011–2013<text:tab/><text:tab/><text:span text:style-name="T133">New School for Social Research</text:span> Dean’s Scholarship</text:p>
      <text:p text:style-name="P17"><text:soft-page-break/>2012<text:tab/><text:tab/><text:tab/>National Science Foundation GRFP Honorable Mention</text:p>
      <text:p text:style-name="P17">2011<text:tab/><text:tab/><text:tab/>Robert J. Glushko &amp; Pamela Samuelson Foundation Student Travel Grant</text:p>
      <text:p text:style-name="P25">2009<text:tab/><text:tab/><text:tab/>Highest distinction in general scholarship, UC Berkeley</text:p>
      <text:p text:style-name="P18">2008<text:span text:style-name="T136">–2009<text:tab/></text:span><text:tab/>Robert &amp; Colleen Haas Scholar</text:p>
      <text:p text:style-name="P17">2005<text:tab/><text:tab/><text:tab/>Flinn Foundation Scholarship Finalist</text:p>
      <text:p text:style-name="P16"/>
      <text:p text:style-name="P50">Publications</text:p>
      <text:p text:style-name="P102"/>
      <text:p text:style-name="P54"><text:span text:style-name="T137">Brookshire, G. </text:span>&amp; Casasanto, D. (2018). Approach motivation in human cerebral cortex. <text:span text:style-name="T110">Philosophical Transactions of the Royal Society B</text:span>. DOI: 10.1098/rstb.2017-0141</text:p>
      <text:p text:style-name="P54"><text:span text:style-name="T137">Brookshire, G.</text:span>, Lu, J., Nusbaum, H. C., Goldin-Meadow, S., &amp; Casasanto, D. (2017). Visual cortex entrains to sign language. <text:span text:style-name="T109">Proceedings of the National Academy of Sciences</text:span>, <text:span text:style-name="T109">114</text:span>(24), 6352-6357.</text:p>
      <text:p text:style-name="P53"><text:span text:style-name="T139">Gray, S. J., </text:span><text:span text:style-name="T138">Brookshire, G.</text:span><text:span text:style-name="T139">, Casasanto, D., &amp; Gallo, D. </text:span>(<text:span text:style-name="T142">2015</text:span>). Electrically Stimulating Prefrontal Cortex at Retrieval Improves Recollection Accuracy. <text:span text:style-name="T110">Cortex</text:span><text:span text:style-name="T112">, 73</text:span><text:span text:style-name="T132">, 188-194.</text:span></text:p>
      <text:p text:style-name="P51">Casasanto, D., <text:span text:style-name="T137">Brookshire, G.</text:span>, <text:span text:style-name="T144">&amp; </text:span>Ivry, R. (<text:span text:style-name="T142">2015</text:span>). Meaning is not a reflex: Context dependence of motor-meaning congruity effects. <text:span text:style-name="T110">Cognitive Scienc</text:span><text:span text:style-name="T112">e, 39</text:span><text:span text:style-name="T132">(8), 1979-1986. </text:span></text:p>
      <text:p text:style-name="P52"><text:span text:style-name="T74">Casasanto, D., Jasmin, K., </text:span><text:span text:style-name="T2">Brookshire, G.</text:span><text:span text:style-name="T74"> &amp; Gijssels, T. (2014). The QWERTY Effect: How typing shapes word meanings and baby names. In P. Bello, M. Guarini, M. McShane, &amp; B. Scassellati (Eds.), </text:span><text:span text:style-name="T15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56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2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55"><text:span text:style-name="T1">Brookshire, G</text:span><text:span text:style-name="T3">. &amp; Casasanto, D. (2012). Motivation and Motor Control: Hemispheric Specialization for Approach Motivation Reverses with Handedness. </text:span><text:span text:style-name="T9">PLoS ONE 7(4)</text:span><text:span text:style-name="T16">: e36036. doi:10.1371/journal.pone.0036036</text:span></text:p>
      <text:p text:style-name="P55"><text:span text:style-name="T70">Brookshire, G</text:span><text:span text:style-name="T16">. &amp; Casasanto, D. (2011). Motivation and Motor Control: Hemispheric Specialization for Motivation Reverses with Handedness. In L. Carlson, C. Hölscher, &amp; T. Shipley (Eds.), </text:span><text:span text:style-name="T9">Proceedings of the 33rd Annual Conference of the Cognitive Science Society</text:span><text:span text:style-name="T16"> (pp. 2610-2615). Austin, TX: Cognitive Science Society.</text:span></text:p>
      <text:p text:style-name="P57"><text:span text:style-name="T70">Brookshire, G.</text:span><text:span text:style-name="T16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6"> (pp. 1940-1945). Austin, TX: Cognitive Science Society.</text:span></text:p>
      <text:p text:style-name="P70"/>
      <text:p text:style-name="P9"/>
      <text:p text:style-name="P9"><text:soft-page-break/></text:p>
      <text:p text:style-name="P9"/>
      <text:p text:style-name="P9"/>
      <text:p text:style-name="P9">Talks</text:p>
      <text:p text:style-name="P105"/>
      <text:p text:style-name="P44"><text:span text:style-name="T88">* </text:span><text:span text:style-name="T89">Invited talks</text:span></text:p>
      <text:p text:style-name="P43"/>
      <text:p text:style-name="P108"><text:span text:style-name="T88">2</text:span><text:span text:style-name="T85">020<text:tab/><text:tab/>* Psycholinguistics group meeting, University of Birmingham, UK</text:span></text:p>
      <text:p text:style-name="P108"><text:span text:style-name="T85"><text:tab/><text:tab/>* Casasanto lab meeting, Cornell University</text:span></text:p>
      <text:p text:style-name="P45"><text:span text:style-name="T88">2018<text:tab/><text:tab/>* </text:span><text:span text:style-name="T90">Chang lab, UCSF</text:span></text:p>
      <text:p text:style-name="P45"><text:bookmark text:name=":11v"/><text:span text:style-name="T88"><text:tab/><text:tab/>* </text:span>Meetings on Methodology for MEEG, <text:span text:style-name="T88">University of Birmingham, UK</text:span></text:p>
      <text:p text:style-name="P42"><text:tab/><text:tab/>* Speech and Language Consortium meeting, University of Westminster, UK</text:p>
      <text:p text:style-name="P41">2017<text:tab/><text:tab/><text:span text:style-name="T146">89</text:span><text:span text:style-name="T124">th</text:span><text:span text:style-name="T146"> annual meeting of the Midwestern Psychological Association, Chicago, IL</text:span></text:p>
      <text:p text:style-name="P41"><text:span text:style-name="T146"><text:tab/><text:tab/></text:span><text:span text:style-name="T147">Human Development Brown Bag talk, Cornell</text:span></text:p>
      <text:p text:style-name="P37">2015<text:tab/><text:tab/><text:span text:style-name="T141">Art, Science and Culture Initiative at UChicago</text:span></text:p>
      <text:p text:style-name="P37"><text:tab/><text:tab/>University of Chicago Neuroscience Annual Retreat</text:p>
      <text:p text:style-name="P38"><text:tab/><text:tab/><text:span text:style-name="T141">Humanities Day at UChicago</text:span></text:p>
      <text:p text:style-name="P39">2014<text:tab/><text:tab/>Cognitive Workshop, University of Chicago</text:p>
      <text:p text:style-name="P39"><text:tab/><text:tab/><text:span text:style-name="T135">NEURO chats, University of Chicago</text:span></text:p>
      <text:p text:style-name="P40"><text:span text:style-name="T122">2013<text:tab/><text:tab/>35</text:span><text:span text:style-name="T123">th</text:span><text:span text:style-name="T122"> annual meeting of the Cognitive Science Society, Berlin, Germany</text:span></text:p>
      <text:p text:style-name="P40">2011<text:tab/><text:tab/><text:span text:style-name="T122">33</text:span><text:span text:style-name="T123">rd</text:span><text:span text:style-name="T122"> a</text:span>nnual <text:span text:style-name="T145">m</text:span>eeting of the Cognitive Science Society, Boston, MA</text:p>
      <text:p text:style-name="P9"/>
      <text:p text:style-name="P71">Posters</text:p>
      <text:p text:style-name="P102"/>
      <text:p text:style-name="P69"><text:span text:style-name="T99">B</text:span><text:span text:style-name="T98">rookshire, G.</text:span><text:span text:style-name="T93">, Landau, A., &amp; Jensen, O. (2019). Investigating rhythmic attentional sampling using rapid frequency-tagging in MEG. Poster presented at the MEG UK Conference in Cardiff, UK.</text:span></text:p>
      <text:p text:style-name="P67"><text:span text:style-name="T99">B</text:span><text:span text:style-name="T100">rookshire, G.</text:span><text:span text:style-name="T94"> &amp; Casasanto, D. (201</text:span><text:span text:style-name="T96">8</text:span><text:span text:style-name="T94">). </text:span><text:span text:style-name="T96">Cortex can entrain to predictable sequences even in the absense of periodicity. Poster presented at the 25</text:span><text:span text:style-name="T106">th</text:span><text:span text:style-name="T96"> annual meeting of the Cognitive Neuroscience Society in Boston, MA.</text:span></text:p>
      <text:p text:style-name="P68"><text:span text:style-name="T97">Lucero, C., </text:span><text:span text:style-name="T99">Brookshire, G.</text:span><text:span text:style-name="T97">, Quirk, C., Goldin-Meadow, S., Vogel, E., &amp; Casasanto, D. (2018). Unconscious number discrimination in the human visual system. Poster presented at the 25</text:span><text:span text:style-name="T107">th</text:span><text:span text:style-name="T97"> annual meeting of the Cognitive Neuroscience Society, Boston, MA. </text:span></text:p>
      <text:p text:style-name="P68"><text:span text:style-name="T99">B</text:span><text:span text:style-name="T100">rookshire, G.</text:span><text:span text:style-name="T94"> &amp; Casasanto, D. (201</text:span><text:span text:style-name="T96">8</text:span><text:span text:style-name="T94">). Cortical phase-locking to predictable temporal sequences in the absence of periodicity. </text:span><text:span text:style-name="T95">Poster presented at the 31</text:span><text:span text:style-name="T105">st</text:span><text:span text:style-name="T95"> annual CUNY Sentence Processing Conference, Davis, CA.</text:span></text:p>
      <text:p text:style-name="P67"><text:span text:style-name="T97">Yap, D. F., </text:span><text:span text:style-name="T99">Brookshire, G.</text:span><text:span text:style-name="T97">, &amp; Casasanto, D. (2018). Beat gestures encode spatial semantics. Poster presented at the 31st </text:span><text:span text:style-name="T95">annual CUNY Sentence Processing Conference, Davis, CA.</text:span><text:span text:style-name="T97"> </text:span></text:p>
      <text:p text:style-name="P66"><text:soft-page-break/><text:span text:style-name="T99">B</text:span><text:span text:style-name="T100">rookshire, G.</text:span><text:span text:style-name="T94"> &amp; Casasanto, D. (2017). C</text:span><text:span text:style-name="T17">ortical entrainment depends on temporal predictability, not periodicity. </text:span><text:span text:style-name="T34">Poster presented at the 9</text:span><text:span text:style-name="T104">th</text:span><text:span text:style-name="T34"> </text:span><text:span text:style-name="T35">a</text:span><text:span text:style-name="T34">nnual </text:span><text:span text:style-name="T35">m</text:span><text:span text:style-name="T34">eeting of the Society for the Neurobiology of Language, Baltimore, MD. </text:span><text:span text:style-name="T36">(Selected for presentation as a poster slam.)</text:span></text:p>
      <text:p text:style-name="P65"><text:span text:style-name="T73">Brookshire, G., </text:span><text:span text:style-name="T27">Lu, J., Nusbaum, H., </text:span><text:span text:style-name="T31">Goldin-Meadow, S., &amp; Casasanto, D. (201</text:span><text:span text:style-name="T33">7</text:span><text:span text:style-name="T31">). </text:span><text:span text:style-name="T32">Visual cortex entrains to low-frequency amplitude variability in sign language. <text:s/></text:span><text:span text:style-name="T31">Poster presented at </text:span><text:span text:style-name="T32">the 24</text:span><text:span text:style-name="T103">th</text:span><text:span text:style-name="T32"> annual meeting of the Cognitive Neuroscience Society, San Francisco, CA.</text:span></text:p>
      <text:p text:style-name="P64"><text:span text:style-name="T73">Brookshire, G.,</text:span><text:span text:style-name="T27"> </text:span><text:span text:style-name="T28">Turk-Browne, N.B.,</text:span><text:span text:style-name="T27"> &amp; Casasanto, D. </text:span><text:span text:style-name="T30">(2016). </text:span><text:span text:style-name="T27">Top-down </text:span><text:span text:style-name="T29">p</text:span><text:span text:style-name="T27">redictions in </text:span><text:span text:style-name="T29">s</text:span><text:span text:style-name="T27">tatistical </text:span><text:span text:style-name="T29">l</text:span><text:span text:style-name="T27">earning </text:span><text:span text:style-name="T29">c</text:span><text:span text:style-name="T27">arried by </text:span><text:span text:style-name="T29">a</text:span><text:span text:style-name="T27">lpha </text:span><text:span text:style-name="T29">o</text:span><text:span text:style-name="T27">scillations. </text:span><text:span text:style-name="T29">Poster presented at the 8</text:span><text:span text:style-name="T102">th</text:span><text:span text:style-name="T29"> annual meeting for the Society for the Neurobiology of Language, London.</text:span></text:p>
      <text:p text:style-name="P64"><text:span text:style-name="T72">B</text:span><text:span text:style-name="T70">rookshire, G.</text:span><text:span text:style-name="T17"> &amp; Casasanto, D. (</text:span><text:span text:style-name="T21">2016). Top-down predictions in statistical learning are carried by alpha oscillations. Poster presented at the </text:span><text:span text:style-name="T26">28</text:span><text:span text:style-name="T101">th</text:span><text:span text:style-name="T26"> annual convention of the</text:span><text:span text:style-name="T21"> Association for Psychological Science, Chicago, IL.</text:span></text:p>
      <text:p text:style-name="P62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grammatical categories from sequential order alone. Poster presented at the </text:span><text:span text:style-name="T22">56th annual meeting of the Psychonomic Society, Chicago, IL.</text:span></text:p>
      <text:p text:style-name="P63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abstract grammatical categories. Poster presented at the </text:span><text:span text:style-name="T23">7th annual meeting of the Society for the Neurobiology of Language, Chicago, IL.</text:span></text:p>
      <text:p text:style-name="P59"><text:span text:style-name="T72">Brookshire, G.</text:span><text:span text:style-name="T19"> &amp; Casasanto, D. (2013). Manual motor asymmetries predict hemispheric lateralization of emotion. Poster presented at the </text:span><text:span text:style-name="T24">3rd annual meeting of the Society for Social Neuroscience (S4SN), San Diego, CA.</text:span></text:p>
      <text:p text:style-name="P60"><text:span text:style-name="T71">Brookshire, G.</text:span><text:span text:style-name="T18"> &amp; Casasanto, D. (2013). Brief Motor Experience Reverses Visual Hemifield Effects for Emotional Faces. Poster presented at the </text:span><text:span text:style-name="T25">25th annual convention of the Association for Psychological Science, Washington, DC.</text:span></text:p>
      <text:p text:style-name="P60"><text:span text:style-name="T70">Brookshire, G. </text:span><text:span text:style-name="T16"><text:s/>&amp; Casasanto, D. (2013). Manual motor asymmetries predict neural organization of emotion. Poster</text:span><text:span text:style-name="T37"> </text:span><text:span text:style-name="T16">presented at the </text:span><text:span text:style-name="T62">20th annual meeting of the Cognitive Neuroscience Society, San Francisco, CA.</text:span></text:p>
      <text:p text:style-name="P61"><text:span text:style-name="T70">Brookshire, G</text:span><text:span text:style-name="T16">. &amp; Casasanto, D. (2011). Brief motor experience reverses visual hemifield effects. <text:s/>Poster presented at the </text:span><text:span text:style-name="T63">18th annual meeting of the Cognitive Neuroscience Society, San Francisco, CA.</text:span></text:p>
      <text:p text:style-name="P58"><text:span text:style-name="T70">Brookshire, G</text:span><text:span text:style-name="T16">. &amp; Casasanto, D. (2010). Motor Fluency Predicts Space-Valence Associations. Poster presented at The Embodied Mind: Perspectives &amp; Limitations, Nijmegen, Netherlands.</text:span></text:p>
      <text:p text:style-name="P58"><text:span text:style-name="T70">Brookshire, G.</text:span><text:span text:style-name="T16">, Ivry, R., &amp; Casasanto, D. (2010). Modulation of motor-meaning congruity effects for valenced words. Poster presented at the FENS Forum of European Neuroscience, Amsterdam, Netherlands.</text:span></text:p>
      <text:p text:style-name="P10"/>
      <text:p text:style-name="P11">Service and memberships</text:p>
      <text:p text:style-name="P102"/>
      <text:p text:style-name="P72"><text:soft-page-break/><text:span text:style-name="T11">Ad hoc reviewer</text:span><text:span text:style-name="T38">: </text:span><text:span text:style-name="T47">Acta Psychologia; </text:span><text:span text:style-name="T38">Attention, Perception &amp; Psychophysics; </text:span><text:span text:style-name="T16">Brain and Language; Cerebral Cortex; </text:span><text:span text:style-name="T41">Cognition; </text:span><text:span text:style-name="T44">Cognitive Process</text:span><text:span text:style-name="T46">ing</text:span><text:span text:style-name="T44">; </text:span><text:span text:style-name="T40">Cognitive Science;</text:span><text:span text:style-name="T16"> Cognitive Science Society conference proceedings; </text:span><text:span text:style-name="T43">Emotion; </text:span><text:span text:style-name="T69">European Journal of Neuroscience; </text:span><text:span text:style-name="T16">Frontiers in Psychology; </text:span><text:span text:style-name="T65">Journal of Cognitive Psychology; </text:span><text:span text:style-name="T42">Journal of Neuroscience; </text:span><text:span text:style-name="T67">Nature Neuroscience; </text:span><text:span text:style-name="T53">NeuroImage; </text:span><text:span text:style-name="T48">Proceedings of the National Academy of Sciences; </text:span><text:span text:style-name="T39">Psychological Research; </text:span><text:span text:style-name="T45">Psychological Science</text:span></text:p>
      <text:p text:style-name="P77"/>
      <text:p text:style-name="P73"><text:span text:style-name="T11">Memberships</text:span><text:span text:style-name="T38">: Association for Psychological Science, Cognitive Neuroscience Society, Cognitive Science Society, </text:span><text:span text:style-name="T49">Psychonomic Society, </text:span><text:span text:style-name="T50">Society for the Neurobiology of Language, </text:span><text:span text:style-name="T51">Society for Neuroscience</text:span></text:p>
      <text:p text:style-name="P76"/>
      <text:p text:style-name="P75"><text:span text:style-name="T13">D</text:span><text:span text:style-name="T10">epartment</text:span><text:span text:style-name="T14">al</text:span><text:span text:style-name="T10"> service</text:span><text:span text:style-name="T16">: </text:span><text:span text:style-name="T68">Presented on applying for postdoctoral positions in the </text:span><text:span text:style-name="T16">“</text:span><text:span text:style-name="T68">What next?” Workshop on career advice after the PhD (2019); </text:span><text:span text:style-name="T67">Co-organize cognitive neuroscience workshop between the University of Birmingham and Oxford University </text:span><text:span text:style-name="T68">(2019);</text:span><text:span text:style-name="T67"> </text:span><text:span text:style-name="T66">Organized PhD/postdoc symposium for visiting speaker Sabine Kastner (2018); </text:span><text:span text:style-name="T64">Student mentor for a first-year PhD student (2014–2017); Host visiting prospective students (2014–2017); </text:span><text:span text:style-name="T54">C</text:span><text:span text:style-name="T16">ommittee to select departmental colloquium speakers </text:span><text:span text:style-name="T52">(2014–2015)</text:span></text:p>
      <text:p text:style-name="P75"><text:span text:style-name="T64"><text:s text:c="2"/></text:span><text:span text:style-name="T66"><text:s/></text:span></text:p>
      <text:p text:style-name="P74"><text:span text:style-name="T3">Outreach and community</text:span><text:span text:style-name="T55">: </text:span><text:span text:style-name="T61">Popular-audience presentations at Brain Awareness Week, Birmingham (2019); </text:span><text:span text:style-name="T56">Judge for the Chicago Area Undergraduate Research Symposium (201</text:span><text:span text:style-name="T57">6–17</text:span><text:span text:style-name="T56">); </text:span><text:span text:style-name="T58">Presentations for the general public at the UChicago Humanities Day (2015) and Art, Science and Culture Initiative (2015); Cognitive science demonstrations </text:span><text:span text:style-name="T59">for college students </text:span><text:span text:style-name="T58">with the Think Tank (201</text:span><text:span text:style-name="T60">5-1</text:span><text:span text:style-name="T58">6, thinktank.uchicago.edu)</text:span></text:p>
      <text:p text:style-name="P12"/>
      <text:p text:style-name="P13">Teaching and supervision</text:p>
      <text:p text:style-name="P102"/>
      <text:p text:style-name="P87">Teaching</text:p>
      <text:p text:style-name="P81">2017<text:tab/><text:tab/><text:tab/>Teaching assistant, Cognitive psychology<text:span text:style-name="T151"> (undergrad)</text:span>, UChicago</text:p>
      <text:p text:style-name="P83"><text:tab/><text:tab/><text:tab/>TA, Cognitive diversity<text:span text:style-name="T151"> (undergrad)</text:span>, U<text:span text:style-name="T154">C</text:span>hicago</text:p>
      <text:p text:style-name="P84"><text:tab/><text:tab/><text:tab/>Guest lecture<text:span text:style-name="T153"> for Cognitive Diversity</text:span>: Bodily relativity of a<text:span text:style-name="T153">ffective motivation</text:span></text:p>
      <text:p text:style-name="P86"><text:span text:style-name="T86"><text:tab/><text:tab/><text:tab/>Guest lectures </text:span>Experimental Methods in Linguistics<text:span text:style-name="T86">: Mixed effects models in R</text:span></text:p>
      <text:p text:style-name="P86"><text:span text:style-name="T86"><text:tab/><text:tab/><text:tab/></text:span><text:span text:style-name="T87">Workshop: </text:span><text:span text:style-name="T92">C</text:span><text:span text:style-name="T91">ognitive science for American Sign Language interpreters</text:span></text:p>
      <text:p text:style-name="P78">2016<text:tab/><text:tab/><text:tab/>T<text:span text:style-name="T150">A</text:span>, Biological psychology (undergrad), U<text:span text:style-name="T143">C</text:span>hicago</text:p>
      <text:p text:style-name="P78"><text:tab/><text:tab/><text:tab/><text:span text:style-name="T143">TA, Sensation and perception (undergrad), UChicago</text:span></text:p>
      <text:p text:style-name="P78">2012<text:tab/><text:tab/><text:tab/>T<text:span text:style-name="T150">A</text:span>, Body and cognition (<text:span text:style-name="T155">graduate</text:span>), The New School</text:p>
      <text:p text:style-name="P79"/>
      <text:p text:style-name="P85">Supervision</text:p>
      <text:p text:style-name="P82">2017-<text:span text:style-name="T162">2018<text:tab/></text:span><text:tab/>Cornell University: Research supervisor for undergraduates (Rachel Mattessich)</text:p>
      <text:p text:style-name="P80">2014<text:span text:style-name="T136">–2017<text:tab/></text:span><text:tab/><text:span text:style-name="T134">University of Chicago: </text:span>Research supervisor for <text:span text:style-name="T152">masters students (Srishti Goel), </text:span>undergraduates (Chelsea Rapoport, <text:span text:style-name="T140">Amritpal Singh, Jahn Madlangbayan, Clara Sava-Segal, Varun Joshi</text:span>), <text:span text:style-name="T157">and high-schoolers (Ben Grobman, Juliana Berlin). </text:span></text:p>
      <text:p text:style-name="P88"><text:soft-page-break/><text:span text:style-name="T129">2011</text:span><text:span text:style-name="T130">–</text:span><text:span text:style-name="T129">2013<text:tab/><text:tab/></text:span><text:span text:style-name="T131">The New School for Social Research: </text:span><text:span text:style-name="T129">Research supervisor for undergraduates (Heila Paulino, Rose Hendricks, Tyler Alterman) and masters students (Cleve Graver, Daisy Burr; co-advised with Roberto Bottini &amp; Daniel Casasanto)</text:span></text:p>
      <text:p text:style-name="P6"/>
      <text:p text:style-name="P6">Research Experience</text:p>
      <text:p text:style-name="P103"/>
      <text:p text:style-name="P35">2018–2019 <text:tab/>The University of Birmingham</text:p>
      <text:p text:style-name="P35"><text:tab/><text:tab/><text:tab/>PI: Ole Jensen</text:p>
      <text:p text:style-name="P26"/>
      <text:p text:style-name="P26">2013–<text:span text:style-name="T162">2018 </text:span><text:tab/>The University of Chicago</text:p>
      <text:p text:style-name="P26"><text:tab/><text:tab/><text:tab/>PI: Daniel Casasanto</text:p>
      <text:p text:style-name="P27"/>
      <text:p text:style-name="P27">2011–2013<text:tab/><text:tab/>The New School for Social Research</text:p>
      <text:p text:style-name="P49"><text:span text:style-name="T5"><text:tab/><text:tab/><text:tab/></text:span><text:span text:style-name="T6">PI: Daniel Casasanto</text:span></text:p>
      <text:p text:style-name="P19"/>
      <text:p text:style-name="P49"><text:span text:style-name="T3">2009–2011</text:span><text:span text:style-name="T1"><text:tab/></text:span><text:span text:style-name="T3"><text:tab/>Max Planck Institute for Psycholinguistics, Nijmegen, NL</text:span></text:p>
      <text:p text:style-name="P19"><text:tab/><text:tab/><text:tab/>Research assistant</text:p>
      <text:p text:style-name="P19"><text:tab/><text:tab/><text:tab/><text:span text:style-name="T126">PIs</text:span>: Peter Hagoort, Jos van Berkum, <text:span text:style-name="T125">and </text:span>Daniel Casasanto</text:p>
      <text:p text:style-name="P19"/>
      <text:p text:style-name="P19">2007–2009<text:tab/><text:tab/>University of California - Berkeley</text:p>
      <text:p text:style-name="P19"><text:tab/><text:tab/><text:tab/>Research assistant</text:p>
      <text:p text:style-name="P19"><text:tab/><text:tab/><text:tab/><text:span text:style-name="T126">PI</text:span>: Richard Ivry</text:p>
      <text:p text:style-name="P19"/>
      <text:p text:style-name="P19">2006<text:tab/><text:tab/><text:tab/>University of California - Berkeley</text:p>
      <text:p text:style-name="P19"><text:tab/><text:tab/><text:tab/>Research assistant</text:p>
      <text:p text:style-name="P19"><text:tab/><text:tab/><text:tab/><text:span text:style-name="T126">PI</text:span>: Laura Sterponi</text:p>
      <text:p text:style-name="P14"/>
      <text:p text:style-name="P14">Press</text:p>
      <text:p text:style-name="P102"/>
      <text:p text:style-name="P100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4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3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2">ScienceMag.com, <text:span text:style-name="T110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hitting-lefties-wrong-side-head</text:a> </text:p>
      <text:p text:style-name="P91"><text:soft-page-break/>PopularScience.com, <text:span text:style-name="T110">The Keyboard’s Strange Impact On Your Baby’s Name</text:span><text:span text:style-name="T114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14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14">your-baby%E2%80%99s-name</text:span></text:a></text:p>
      <text:p text:style-name="P89">Time.com, <text:span text:style-name="T110">Study: Keyboards Are Influencing What You Name Your Baby</text:span><text:span text:style-name="T114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90"><text:span text:style-name="T108">ScienceDaily.com, </text:span><text:span text:style-name="T111">Emotion reversed in left-handers' brains</text:span><text:span text:style-name="T115">, May 2, 2012. </text:span><text:a xlink:type="simple" xlink:href="http://www.sciencedaily.com/releases/2012/05/120502184836.htm" text:style-name="Internet_20_link" text:visited-style-name="Visited_20_Internet_20_Link"><text:span text:style-name="T115">http://www.sciencedaily.com/releases/2012/05/120502184836.htm</text:span></text:a></text:p>
      <text:p text:style-name="P97"><text:span text:style-name="T117">PsychologyToday.com, </text:span><text:span text:style-name="T113">Emotion Is Reversed in Left-Handers' Brains</text:span><text:span text:style-name="T117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7">http://www.psychologytoday.com/blog/malleable-mind/201205/emotion-is-reversed-in-left-handers-brains</text:span></text:a></text:p>
      <text:p text:style-name="P107"/>
      <text:p text:style-name="P15"><text:span text:style-name="T156">Technical s</text:span>kills</text:p>
      <text:p text:style-name="P104"/>
      <text:p text:style-name="P95"><text:span text:style-name="T116">P</text:span><text:span text:style-name="T114">rogramming languages: </text:span><text:span text:style-name="T121">Matlab, P</text:span><text:span text:style-name="T114">ython, R, Supercollider</text:span></text:p>
      <text:p text:style-name="P95"><text:span text:style-name="T118">Designing, running, and analyzing experiments using</text:span><text:span text:style-name="T114"> </text:span><text:span text:style-name="T120">M</text:span><text:span text:style-name="T121">EG/</text:span><text:span text:style-name="T114">EEG and behavioral </text:span><text:span text:style-name="T118">methods</text:span></text:p>
      <text:p text:style-name="P98">Linear mixed-effects modeling</text:p>
      <text:p text:style-name="P98">Non-parametric statistics</text:p>
      <text:p text:style-name="P99">Multivariate pattern analyses (MVPA)</text:p>
      <text:p text:style-name="P96"><text:span text:style-name="T114">Frequency-domain analyses </text:span><text:span text:style-name="T119">and </text:span><text:span text:style-name="T121">digital</text:span><text:span text:style-name="T119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783cm" fo:margin-bottom="2.549cm" fo:margin-left="1.783cm" fo:margin-right="1.783cm" style:writing-mode="lr-tb" style:layout-grid-color="#c0c0c0" style:layout-grid-lines="2360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9T11:21:35.522543377</dc:date>
    <meta:editing-duration>PT17H8M9S</meta:editing-duration>
    <meta:editing-cycles>258</meta:editing-cycles>
    <dc:creator>G Brookshire</dc:creator>
    <meta:document-statistic meta:table-count="0" meta:image-count="0" meta:object-count="0" meta:page-count="7" meta:paragraph-count="127" meta:word-count="1651" meta:character-count="12764" meta:non-whitespace-character-count="11108"/>
    <meta:user-defined meta:name="Company">UC - Berkeley</meta:user-defined>
  </office:meta>
</office:document-meta>
</file>